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41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fill-color="#999999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881cm"/>
    </style:style>
    <style:style style:name="gr9" style:family="graphic" style:parent-style-name="standard">
      <style:graphic-properties draw:stroke="none" svg:stroke-color="#000000" draw:fill="none" draw:fill-color="#ffffff" fo:min-height="5.653cm"/>
    </style:style>
    <style:style style:name="gr10" style:family="graphic" style:parent-style-name="measure" style:list-style-name="L1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445cm" svg:height="12.7cm" svg:x="2.27cm" svg:y="3.54cm">
          <text:p/>
        </draw:rect>
        <draw:rect draw:style-name="gr1" draw:text-style-name="P1" draw:layer="layout" svg:width="1.905cm" svg:height="12.7cm" svg:x="4.429cm" svg:y="3.54cm">
          <text:p/>
        </draw:rect>
        <draw:frame draw:style-name="gr2" draw:text-style-name="P2" draw:layer="layout" svg:width="8.636cm" svg:height="1.191cm" svg:x="2.016cm" svg:y="2.143cm">
          <draw:text-box>
            <text:p><text:span text:style-name="T1">W 1.5” x H 0.75” stock, cut to L 10” <text:s/>(inner)</text:span></text:p>
            <text:p><text:span text:style-name="T1">W 3.5” x H 0.25” stock, cut to L 10” (outer)</text:span></text:p>
          </draw:text-box>
        </draw:frame>
        <draw:frame draw:style-name="gr3" draw:text-style-name="P2" draw:layer="layout" svg:width="1.651cm" svg:height="1.016cm" svg:x="2.651cm" svg:y="7.361cm">
          <draw:text-box>
            <text:p><text:span text:style-name="T1">1.75”</text:span></text:p>
          </draw:text-box>
        </draw:frame>
        <draw:measure draw:style-name="gr4" draw:text-style-name="P1" draw:layer="measurelines" svg:x1="2.27cm" svg:y1="8.096cm" svg:x2="4.429cm" svg:y2="8.096cm">
          <text:p text:style-name="P3"/>
          <text:p text:style-name="P3"><text:span text:style-name="T2"/></text:p>
        </draw:measure>
        <draw:measure draw:style-name="gr4" draw:text-style-name="P1" draw:layer="measurelines" svg:x1="6.343cm" svg:y1="7.588cm" svg:x2="6.724cm" svg:y2="7.588cm">
          <text:p text:style-name="P3"/>
          <text:p text:style-name="P3"><text:span text:style-name="T2"/></text:p>
        </draw:measure>
        <draw:frame draw:style-name="gr3" draw:text-style-name="P2" draw:layer="layout" svg:width="1.547cm" svg:height="1.016cm" svg:x="7.35cm" svg:y="6.461cm">
          <draw:text-box>
            <text:p><text:span text:style-name="T1">0.25”</text:span></text:p>
          </draw:text-box>
        </draw:frame>
        <draw:circle draw:style-name="gr5" draw:text-style-name="P1" draw:layer="layout" svg:width="0.254cm" svg:height="0.254cm" svg:x="5.318cm" svg:y="5.318cm">
          <text:p/>
        </draw:circle>
        <draw:circle draw:style-name="gr5" draw:text-style-name="P1" draw:layer="layout" svg:width="0.254cm" svg:height="0.254cm" svg:x="5.236cm" svg:y="14.23cm">
          <text:p/>
        </draw:circle>
        <draw:measure draw:style-name="gr4" draw:text-style-name="P1" draw:layer="measurelines" svg:x1="4.937cm" svg:y1="3.54cm" svg:x2="4.937cm" svg:y2="5.445cm">
          <text:p text:style-name="P3"/>
          <text:p text:style-name="P3"><text:span text:style-name="T2"/></text:p>
        </draw:measure>
        <draw:frame draw:style-name="gr3" draw:text-style-name="P2" draw:layer="layout" svg:width="1.651cm" svg:height="1.016cm" svg:x="4.429cm" svg:y="4.175cm">
          <draw:text-box>
            <text:p><text:span text:style-name="T1">1.5”</text:span></text:p>
          </draw:text-box>
        </draw:frame>
        <draw:frame draw:style-name="gr6" draw:text-style-name="P2" draw:layer="layout" svg:width="7.239cm" svg:height="1.27cm" svg:x="6.842cm" svg:y="5.064cm">
          <draw:text-box>
            <text:p><text:span text:style-name="T1">#8 wood screws,</text:span></text:p>
            <text:p><text:span text:style-name="T1">3/4”, flat-head</text:span></text:p>
          </draw:text-box>
        </draw:frame>
        <draw:measure draw:style-name="gr4" draw:text-style-name="P1" draw:layer="layout" svg:x1="4.964cm" svg:y1="14.335cm" svg:x2="4.964cm" svg:y2="16.24cm">
          <text:p text:style-name="P3"/>
          <text:p text:style-name="P3"><text:span text:style-name="T2"/></text:p>
        </draw:measure>
        <draw:frame draw:style-name="gr3" draw:text-style-name="P2" draw:layer="layout" svg:width="1.651cm" svg:height="1.016cm" svg:x="4.556cm" svg:y="14.716cm">
          <draw:text-box>
            <text:p><text:span text:style-name="T1">1.5”</text:span></text:p>
          </draw:text-box>
        </draw:frame>
        <draw:g>
          <draw:rect draw:style-name="gr7" draw:text-style-name="P1" draw:layer="layout" svg:width="0.127cm" svg:height="1.27cm" svg:x="17.891cm" svg:y="14.97cm">
            <text:p/>
          </draw:rect>
          <draw:rect draw:style-name="gr7" draw:text-style-name="P1" draw:layer="layout" svg:width="1.27cm" svg:height="0.127cm" svg:x="17.891cm" svg:y="16.113cm">
            <text:p/>
          </draw:rect>
        </draw:g>
        <draw:rect draw:style-name="gr1" draw:text-style-name="P1" draw:layer="layout" svg:width="0.889cm" svg:height="12.7cm" svg:x="11.16cm" svg:y="3.54cm">
          <text:p/>
        </draw:rect>
        <draw:rect draw:style-name="gr1" draw:text-style-name="P1" draw:layer="layout" svg:width="0.889cm" svg:height="12.7cm" svg:x="16.621cm" svg:y="3.54cm">
          <text:p/>
        </draw:rect>
        <draw:measure draw:style-name="gr4" draw:text-style-name="P1" draw:layer="measurelines" svg:x1="11.16cm" svg:y1="15.324cm" svg:x2="17.51cm" svg:y2="15.324cm">
          <text:p text:style-name="P3"><text:span text:style-name="T2">5”</text:span></text:p>
        </draw:measure>
        <draw:rect draw:style-name="gr1" draw:text-style-name="P1" draw:layer="layout" svg:width="0.381cm" svg:height="12.7cm" svg:x="10.779cm" svg:y="3.54cm">
          <text:p/>
        </draw:rect>
        <draw:rect draw:style-name="gr1" draw:text-style-name="P1" draw:layer="layout" svg:width="0.381cm" svg:height="12.7cm" svg:x="17.51cm" svg:y="3.54cm">
          <text:p/>
        </draw:rect>
        <draw:g>
          <draw:rect draw:style-name="gr7" draw:text-style-name="P1" draw:layer="layout" svg:width="0.127cm" svg:height="1.27cm" svg:x="10.652cm" svg:y="14.97cm">
            <text:p/>
          </draw:rect>
          <draw:rect draw:style-name="gr7" draw:text-style-name="P1" draw:layer="layout" svg:width="1.27cm" svg:height="0.127cm" svg:x="9.509cm" svg:y="16.113cm">
            <text:p/>
          </draw:rect>
        </draw:g>
        <draw:frame draw:style-name="gr8" draw:text-style-name="P2" draw:layer="layout" svg:width="4.064cm" svg:height="2.131cm" svg:x="6.715cm" svg:y="13.573cm">
          <draw:text-box>
            <text:p><text:span text:style-name="T1">1” right-angle</text:span></text:p>
            <text:p><text:span text:style-name="T1">brackets, centered</text:span></text:p>
            <text:p><text:span text:style-name="T1">with #8 screws</text:span></text:p>
            <text:p><text:span text:style-name="T1">(outside)</text:span></text:p>
          </draw:text-box>
        </draw:frame>
        <draw:g>
          <draw:rect draw:style-name="gr7" draw:text-style-name="P1" draw:layer="layout" svg:width="-0.127cm" svg:height="-1.27cm" svg:x="11.287cm" svg:y="4.81cm">
            <text:p/>
          </draw:rect>
          <draw:rect draw:style-name="gr7" draw:text-style-name="P1" draw:layer="layout" svg:width="-1.27cm" svg:height="-0.127cm" svg:x="12.43cm" svg:y="3.667cm">
            <text:p/>
          </draw:rect>
        </draw:g>
        <draw:g>
          <draw:rect draw:style-name="gr7" draw:text-style-name="P1" draw:layer="layout" svg:width="-0.127cm" svg:height="-1.27cm" svg:x="17.51cm" svg:y="4.81cm">
            <text:p/>
          </draw:rect>
          <draw:rect draw:style-name="gr7" draw:text-style-name="P1" draw:layer="layout" svg:width="-1.27cm" svg:height="-0.127cm" svg:x="17.51cm" svg:y="3.667cm">
            <text:p/>
          </draw:rect>
        </draw:g>
        <draw:frame draw:style-name="gr8" draw:text-style-name="P2" draw:layer="layout" svg:width="4.064cm" svg:height="2.131cm" svg:x="12.43cm" svg:y="4.175cm">
          <draw:text-box>
            <text:p><text:span text:style-name="T1">1” right-angle</text:span></text:p>
            <text:p><text:span text:style-name="T1">brackets, flush against 0.75” stock (inner)</text:span></text:p>
          </draw:text-box>
        </draw:frame>
        <draw:rect draw:style-name="gr7" draw:text-style-name="P1" draw:layer="layout" svg:width="0.635cm" svg:height="1.27cm" svg:x="11.287cm" svg:y="14.97cm">
          <text:p/>
        </draw:rect>
        <draw:frame draw:style-name="gr8" draw:text-style-name="P2" draw:layer="layout" svg:width="4.064cm" svg:height="2.131cm" svg:x="12.176cm" svg:y="11.315cm">
          <draw:text-box>
            <text:p><text:span text:style-name="T1">1” right-angle</text:span></text:p>
            <text:p><text:span text:style-name="T1">brackets, centered</text:span></text:p>
            <text:p><text:span text:style-name="T1">against 0.75” stock</text:span></text:p>
            <text:p><text:span text:style-name="T1">(inner)</text:span></text:p>
          </draw:text-box>
        </draw:frame>
        <draw:rect draw:style-name="gr7" draw:text-style-name="P1" draw:layer="layout" svg:width="0.635cm" svg:height="1.27cm" svg:x="16.748cm" svg:y="14.97cm">
          <text:p/>
        </draw:rect>
        <draw:frame draw:style-name="gr9" draw:text-style-name="P2" draw:layer="layout" svg:width="12.7cm" svg:height="5.903cm" svg:x="3.54cm" svg:y="17.068cm">
          <draw:text-box>
            <text:p><text:span text:style-name="T1">Tower is centered with motors. <text:s/>Outer edge of outer is stock is not less than 1/8” from “sharp” edge of round base.</text:span></text:p>
            <text:p><text:span text:style-name="T1"/></text:p>
            <text:p><text:span text:style-name="T1">1-1/2” #6 flat-head screws (countersunk) protrude up through base and connect the tower brackets to base.</text:span></text:p>
            <text:p><text:span text:style-name="T1"/></text:p>
            <text:p><text:span text:style-name="T1">Front tower panels: <text:s/>7.25” x 5” black ABS, 1.25” by 5” black ABS, 1.5” x 5” x 0.25” wood (all covering total front area 10” x 5”)</text:span></text:p>
            <text:p><text:span text:style-name="T1"/></text:p>
            <text:p><text:span text:style-name="T1">Three 3/4” diameter holes in base, cut with spade bit, spaced evenly across 3.5” gap between inner 0.75” stock. <text:s/>Outer edges of outer holes line up with edge of stock.</text:span></text:p>
          </draw:text-box>
        </draw:frame>
        <draw:measure draw:style-name="gr4" draw:text-style-name="P1" draw:layer="measurelines" svg:x1="12.049cm" svg:y1="16.224cm" svg:x2="16.621cm" svg:y2="16.224cm">
          <text:p text:style-name="P4">3.5”</text:p>
        </draw:measure>
        <draw:rect draw:style-name="gr1" draw:text-style-name="P1" draw:layer="layout" svg:width="0.889cm" svg:height="1.905cm" svg:x="7.731cm" svg:y="23.225cm">
          <text:p/>
        </draw:rect>
        <draw:rect draw:style-name="gr1" draw:text-style-name="P1" draw:layer="layout" svg:width="0.889cm" svg:height="1.905cm" svg:x="13.192cm" svg:y="23.225cm">
          <text:p/>
        </draw:rect>
        <draw:circle draw:style-name="gr1" draw:text-style-name="P1" draw:layer="layout" svg:width="1.016cm" svg:height="1.016cm" svg:x="8.62cm" svg:y="23.606cm">
          <text:p/>
        </draw:circle>
        <draw:circle draw:style-name="gr1" draw:text-style-name="P1" draw:layer="layout" svg:width="1.016cm" svg:height="1.016cm" svg:x="12.176cm" svg:y="23.606cm">
          <text:p/>
        </draw:circle>
        <draw:circle draw:style-name="gr1" draw:text-style-name="P1" draw:layer="layout" svg:width="1.016cm" svg:height="1.016cm" svg:x="10.398cm" svg:y="23.606cm">
          <text:p/>
        </draw:circle>
        <draw:measure draw:style-name="gr10" draw:text-style-name="P4" draw:layer="layout" svg:x1="8.62cm" svg:y1="24.352cm" svg:x2="13.192cm" svg:y2="24.352cm">
          <text:p text:style-name="P4">3.5”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Whitney</meta:initial-creator>
    <meta:creation-date>2024-11-06T17:41:26</meta:creation-date>
    <dc:date>2024-11-06T19:27:42</dc:date>
    <dc:creator>Mark Whitney</dc:creator>
    <meta:editing-duration>PT1H13M6S</meta:editing-duration>
    <meta:editing-cycles>12</meta:editing-cycles>
    <meta:generator>OpenOffice/4.1.1$Unix OpenOffice.org_project/411m6$Build-9775</meta:generator>
    <meta:document-statistic meta:object-count="44"/>
  </office:meta>
</office:document-meta>
</file>